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Arial" fo:font-size="10pt" style:text-underline-style="none" style:font-size-asian="10pt" style:font-size-complex="10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0pt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0pt" style:text-underline-style="none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 fo:break-before="column"/>
      <style:text-properties fo:color="#000000" style:font-name="Arial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Preformatted_20_Text">
      <style:paragraph-properties fo:margin-left="0cm" fo:margin-right="0cm" fo:text-indent="0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variant="normal" fo:text-transform="none" fo:color="#282828" fo:letter-spacing="normal" fo:font-style="normal"/>
    </style:style>
    <style:style style:name="T2" style:family="text">
      <style:text-properties fo:font-variant="normal" fo:text-transform="none" fo:color="#282828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fo:color="#282828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4" style:family="text">
      <style:text-properties fo:font-variant="normal" fo:text-transform="none" fo:color="#282828" fo:letter-spacing="normal" fo:font-style="normal" style:text-underline-style="none" fo:font-weight="normal" style:font-weight-asian="normal" style:font-weight-complex="normal"/>
    </style:style>
    <style:style style:name="T5" style:family="text">
      <style:text-properties fo:font-variant="normal" fo:text-transform="none" fo:letter-spacing="normal" style:text-underline-style="solid" style:text-underline-width="auto" style:text-underline-color="font-color"/>
    </style:style>
    <style:style style:name="T6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9" style:family="text">
      <style:text-properties fo:font-variant="normal" fo:text-transform="none" fo:letter-spacing="normal" fo:font-style="normal" style:text-underline-style="none" fo:font-weight="normal" style:font-weight-asian="bold" style:font-weight-complex="bold"/>
    </style:style>
    <style:style style:name="T10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11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2" style:family="text">
      <style:text-properties fo:font-variant="normal" fo:text-transform="none" fo:color="#000000" fo:letter-spacing="normal" fo:font-style="normal" style:text-underline-style="none" fo:font-weight="normal" style:font-weight-asian="bold" style:font-weight-complex="bold"/>
    </style:style>
    <style:style style:name="T13" style:family="text">
      <style:text-properties fo:font-variant="normal" fo:text-transform="none" fo:color="#000000" fo:letter-spacing="normal" fo:font-style="normal" style:text-underline-style="none" fo:font-weight="normal" fo:background-color="transparent" style:font-weight-asian="bold" style:font-weight-complex="bold"/>
    </style:style>
    <style:style style:name="T14" style:family="text">
      <style:text-properties fo:font-variant="normal" fo:text-transform="none" fo:color="#000000" fo:letter-spacing="normal" fo:font-style="normal" style:text-underline-style="none" fo:font-weight="bold" style:font-weight-asian="bold" style:font-weight-complex="bold"/>
    </style:style>
    <style:style style:name="T15" style:family="text">
      <style:text-properties fo:font-variant="normal" fo:text-transform="none" fo:color="#000000" fo:letter-spacing="normal" fo:font-style="normal" style:text-underline-style="none" fo:font-weight="bold" fo:background-color="transparent" style:font-weight-asian="bold" style:font-weight-complex="bold"/>
    </style:style>
    <style:style style:name="T16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17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18" style:family="text">
      <style:text-properties fo:font-variant="normal" fo:text-transform="none" fo:color="#000000" style:font-name="Arial" fo:letter-spacing="normal" fo:font-style="normal" style:text-underline-style="none" fo:font-weight="normal" fo:background-color="transparent" style:font-weight-asian="bold" style:font-weight-complex="bold"/>
    </style:style>
    <style:style style:name="T19" style:family="text">
      <style:text-properties fo:font-variant="normal" fo:text-transform="none" fo:color="#000000" style:font-name="Arial" fo:font-size="10pt" fo:letter-spacing="normal" fo:font-style="normal" style:text-underline-style="none" fo:font-weight="normal" fo:background-color="transparent" style:font-size-asian="10pt" style:font-weight-asian="bold" style:font-size-complex="10pt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PHP Code</text:span></text:p>
      <text:p text:style-name="P7"><text:span text:style-name="T6"><text:line-break/></text:span></text:p>
      <text:p text:style-name="P7"><text:span text:style-name="T7">ConnectToDatabase();</text:span></text:p>
      <text:p text:style-name="P7"><text:span text:style-name="T7"/></text:p>
      <text:p text:style-name="P7"><text:span text:style-name="T8">/* This code can either be done before the html tags or called when need. This code will likely be on each page as database access is likely */ </text:span><text:span text:style-name="T20"><text:s/></text:span></text:p>
      <text:p text:style-name="P3"><text:span text:style-name="T21"><text:line-break/></text:span><text:span text:style-name="T12">$con=mysqli_connect("db.dcs.aber.ac.uk”, “csgp07_13_14”,"csadmgp07","c54admgp07");</text:span><text:span text:style-name="T14"><text:line-break/><text:line-break/></text:span><text:span text:style-name="T13">//heck connection</text:span><text:span text:style-name="T15"><text:line-break/></text:span><text:span text:style-name="T13">if (mysqli_connect_errno())</text:span><text:span text:style-name="T15"><text:line-break/></text:span><text:span text:style-name="T13">{</text:span></text:p>
      <text:p text:style-name="P3"><text:span text:style-name="T15"><text:s/></text:span><text:span text:style-name="T13">echo "Failed to connect to MySQL: " . mysqli_connect_error();</text:span><text:span text:style-name="T15"><text:line-break/></text:span><text:span text:style-name="T13">}</text:span><text:span text:style-name="T15"><text:line-break/><text:line-break/></text:span><text:span text:style-name="T13">my</text:span><text:span text:style-name="T12">sqli_close($con);</text:span></text:p>
      <text:p text:style-name="P3"><text:span text:style-name="T12"/></text:p>
      <text:p text:style-name="P4"><text:span text:style-name="T2"/></text:p>
      <text:p text:style-name="P4"><text:span text:style-name="T2">unzipFiles();</text:span><text:span text:style-name="T16"><text:line-break/></text:span></text:p>
      <text:p text:style-name="P8"><text:span text:style-name="T11">/* Code to Unzip data sent from android, however likely to change from zip folder to http */</text:span></text:p>
      <text:p text:style-name="P8"><text:span text:style-name="T11">$zip = new ZipArchive;</text:span></text:p>
      <text:p text:style-name="P8"><text:span text:style-name="T11"><text:line-break/>if ($zip-&gt;open('test.zip') === TRUE) {<text:line-break/><text:tab/>$zip-&gt;extractTo('/my/destination/dir/');<text:line-break/><text:tab/>$zip-&gt;close();<text:line-break/><text:tab/>echo 'ok';</text:span></text:p>
      <text:p text:style-name="P2"><text:span text:style-name="T16"><text:line-break/>} else{<text:line-break/> echo 'failed';<text:line-break/>} </text:span></text:p>
      <text:p text:style-name="P4"><text:span text:style-name="T16"><text:line-break/></text:span><text:span text:style-name="T2">appendToDatabase();</text:span></text:p>
      <text:p text:style-name="P4"><text:span text:style-name="T2"/></text:p>
      <text:p text:style-name="P8"><text:span text:style-name="T2"/></text:p>
      <text:p text:style-name="P4"><text:span text:style-name="T2"/></text:p>
      <text:p text:style-name="P2"><text:span text:style-name="T2">/* List all the fields that you wish to append to the database */</text:span></text:p>
      <text:p text:style-name="P4"><text:span text:style-name="T2"/></text:p>
      <text:p text:style-name="P8"><text:span text:style-name="T11">$sql="INSERT INTO csgp07_13_14 <text:s/>(ShortDescription, LongDescription, PointOfInterest, Coordinates, Title)<text:line-break/>VALUES<text:line-break/>('$_POST[ShortDescription]','$_POST[LongDescription]','$_POST[PointOfInterest]', '$_POST[Coordinates]', '$_POST[Title]')";<text:line-break/>if (!mysqli_query($con,$sql))<text:line-break/>{<text:line-break/>die('Error: ' . mysqli_error($con));<text:line-break/>}<text:line-break/>echo "1 record added";<text:line-break/>mysqli_close($con)</text:span></text:p>
      <text:p text:style-name="P8"><text:span text:style-name="T11"/></text:p>
      <text:p text:style-name="P8"><text:span text:style-name="T11"/></text:p>
      <text:p text:style-name="P4"><text:span text:style-name="T2">findImage()</text:span></text:p>
      <text:p text:style-name="P1"><text:span text:style-name="T1"/></text:p>
      <text:p text:style-name="P1"><text:span text:style-name="T1">/* The code to find a image */</text:span></text:p>
      <text:p text:style-name="P4"><text:span text:style-name="T2"/></text:p>
      <text:p text:style-name="P4"><text:span text:style-name="T2"/></text:p>
      <text:p text:style-name="P4"><text:span text:style-name="T16"><text:line-break/></text:span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oft-page-break/><text:span text:style-name="T2">getWalkListInfo();</text:span></text:p>
      <text:p text:style-name="P4"><text:span text:style-name="T2"/></text:p>
      <text:p text:style-name="P2"><text:span text:style-name="T2">/*This code shouldnt be changed to much, other than what other columns wish to be shown. This is the table that will be seen on the WalkList page */</text:span></text:p>
      <text:p text:style-name="P4"><text:span text:style-name="T2"/></text:p>
      <text:p text:style-name="P9"><text:span text:style-name="T9">$result = mysqli_query($con,"SELECT * FROM csgp07_13_14");<text:line-break/> </text:span></text:p>
      <text:p text:style-name="P9"><text:span text:style-name="T9">//Add Check button code</text:span></text:p>
      <text:p text:style-name="P9"><text:span text:style-name="T9"><text:line-break/>echo</text:span><text:span text:style-name="T10">”</text:span><text:span text:style-name="T9">&lt;table border='1'&gt;</text:span><text:span text:style-name="T10"><text:line-break/>&lt;</text:span><text:span text:style-name="T9">tr&gt;<text:line-break/>&lt;th&gt;ShortDescription&lt;/th&gt;<text:line-break/>&lt;th&gt;Location&lt;/th&gt;<text:line-break/>&lt;th&gt;Title&lt;/th&gt;</text:span></text:p>
      <text:p text:style-name="P10"><text:span text:style-name="T9">&lt;/tr&gt;";<text:line-break/><text:line-break/>while($row = mysqli_fetch_array($result))<text:line-break/>{<text:line-break/>echo "&lt;tr&gt;";<text:line-break/>echo "&lt;td&gt;" . $row['ShortDescription'] . "&lt;/td&gt;";<text:line-break/>echo "&lt;td&gt;" . $row['Location'] . "&lt;/td&gt;";<text:line-break/>echo "&lt;td&gt;" . $row['Title'] . "&lt;/td&gt;";</text:span></text:p>
      <text:p text:style-name="P3"><text:span text:style-name="T12">echo "&lt;/tr&gt;";<text:line-break/>}<text:line-break/>echo "&lt;/table&gt;"; <text:s/></text:span><text:span text:style-name="T17"><text:line-break/></text:span></text:p>
      <text:p text:style-name="P3"><text:span text:style-name="T17"/></text:p>
      <text:p text:style-name="P3"><text:span text:style-name="T3">getWalkDetailInfo();</text:span><text:span text:style-name="T17"><text:line-break/></text:span></text:p>
      <text:p text:style-name="P9"><text:span text:style-name="T9">/*This will be the table that is shown when the user has selected a walk. It will display a new table showing new collumns */</text:span></text:p>
      <text:p text:style-name="P9"><text:span text:style-name="T9"/></text:p>
      <text:p text:style-name="P9"><text:span text:style-name="T9">$result = mysqli_query($con,"SELECT * FROM csgp07_13_14");<text:line-break/><text:line-break/>echo</text:span><text:span text:style-name="T10">”</text:span><text:span text:style-name="T9">&lt;table border='1'&gt;</text:span><text:span text:style-name="T10"><text:line-break/>&lt;</text:span><text:span text:style-name="T9">tr&gt;<text:line-break/>&lt;th&gt;LongDescription&lt;/th&gt;<text:line-break/>&lt;th&gt;Images&lt;/th&gt;<text:line-break/>&lt;th&gt;Coordinates&lt;/th&gt;</text:span></text:p>
      <text:p text:style-name="P9"><text:span text:style-name="T9">&lt;th&gt;PointOfInterest&lt;/th&gt;</text:span></text:p>
      <text:p text:style-name="P9"><text:span text:style-name="T9">&lt;/tr&gt;";<text:line-break/><text:line-break/>while($row = mysqli_fetch_array($result))<text:line-break/>{<text:line-break/>echo "&lt;tr&gt;";<text:line-break/>echo "&lt;td&gt;" . $row['LongDescription'] . "&lt;/td&gt;";<text:line-break/>echo "&lt;td&gt;" . $row['Images'] . "&lt;/td&gt;";<text:line-break/>echo "&lt;td&gt;" . $row['Coordinates'] . "&lt;/td&gt;";</text:span></text:p>
      <text:p text:style-name="P9"><text:span text:style-name="T9">echo "&lt;td&gt;" . $row['PointOfInterest'] . "&lt;/td&gt;";</text:span></text:p>
      <text:p text:style-name="P9"><text:span text:style-name="T9">echo "&lt;/tr&gt;";<text:line-break/>}<text:line-break/>echo "&lt;/table&gt;"; </text:span></text:p>
      <text:p text:style-name="P4"/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>getShortDescription();</text:span></text:p>
      <text:p text:style-name="P4"><text:span text:style-name="T2"/></text:p>
      <text:p text:style-name="P4"><text:span text:style-name="T4"/></text:p>
      <text:p text:style-name="P4"><text:span text:style-name="T4">/*This code will be for the Walk Details page. It will show the short description if the long description has not been filled */</text:span></text:p>
      <text:p text:style-name="P4"><text:span text:style-name="T4"/></text:p>
      <text:p text:style-name="P4"><text:span text:style-name="T4">check to see if Long description != null</text:span></text:p>
      <text:p text:style-name="P4"><text:span text:style-name="T4"><text:tab/>if long descrition == null{</text:span></text:p>
      <text:p text:style-name="P4"><text:span text:style-name="T4"><text:tab/></text:span></text:p>
      <text:p text:style-name="P4"><text:span text:style-name="T4"><text:tab/>Display short description</text:span></text:p>
      <text:p text:style-name="P4"><text:span text:style-name="T4">}else{</text:span></text:p>
      <text:p text:style-name="P4"><text:span text:style-name="T4"><text:s/></text:span></text:p>
      <text:p text:style-name="P4"><text:span text:style-name="T4"><text:tab/>return long description </text:span></text:p>
      <text:p text:style-name="P4"><text:span text:style-name="T4">}</text:span></text:p>
      <text:p text:style-name="P4"><text:span text:style-name="T16"/></text:p>
      <text:p text:style-name="P4"><text:span text:style-name="T16"/></text:p>
      <text:p text:style-name="P4"><text:span text:style-name="T2">deleteWalk();</text:span><text:span text:style-name="T16"><text:line-break/></text:span></text:p>
      <text:p text:style-name="P11"><text:span text:style-name="Source_20_Text"><text:span text:style-name="T18">/*This part of the code should be placed before the table */</text:span></text:span></text:p>
      <text:p text:style-name="P11"><text:span text:style-name="Source_20_Text"><text:span text:style-name="T19"/></text:span></text:p>
      <text:p text:style-name="P11"><text:span text:style-name="Source_20_Text"><text:span text:style-name="T18">&lt;form action="delete" method="post"&gt;</text:span></text:span></text:p>
      <text:p text:style-name="P11"><text:span text:style-name="Source_20_Text"><text:span text:style-name="T19"/></text:span></text:p>
      <text:p text:style-name="P11"><text:span text:style-name="Source_20_Text"><text:span text:style-name="T18">/*Code to delete the Information from the database */</text:span></text:span></text:p>
      <text:p text:style-name="P11"><text:span text:style-name="Source_20_Text"><text:span text:style-name="T19"/></text:span></text:p>
      <text:p text:style-name="P11"><text:span text:style-name="Source_20_Text"><text:span text:style-name="T18">echo '&lt;td&gt;&lt;input type="submit" name="deleteItem" value="'.$row['id'].'" /&gt;&lt;/td&gt;"';</text:span></text:span></text:p>
      <text:p text:style-name="P4"><text:span text:style-name="T16"/></text:p>
      <text:p text:style-name="P4"><text:span text:style-name="T16"/></text:p>
      <text:p text:style-name="P4"><text:span text:style-name="T2">linkImageToWalk();</text:span><text:span text:style-name="T16"><text:line-break/></text:span></text:p>
      <text:p text:style-name="P2"><text:span text:style-name="T2">/* This code will be used to link the Image to the data in the server */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What I will in each web page:-</text:span></text:p>
      <text:p text:style-name="P2"><text:span text:style-name="T2"/></text:p>
      <text:p text:style-name="P5"><text:span text:style-name="T1">Index</text:span></text:p>
      <text:p text:style-name="P5"><text:span text:style-name="T1"/></text:p>
      <text:p text:style-name="P1"><text:span text:style-name="T1">ConnectToDatabase();</text:span></text:p>
      <text:p text:style-name="P5"><text:span text:style-name="T1"/></text:p>
      <text:p text:style-name="P1"><text:span text:style-name="T1">FindImage();</text:span></text:p>
      <text:p text:style-name="P1"><text:span text:style-name="T1"/></text:p>
      <text:p text:style-name="P1"><text:span text:style-name="T1"/></text:p>
      <text:p text:style-name="P5"><text:span text:style-name="T1"/></text:p>
      <text:p text:style-name="P5"><text:span text:style-name="T1"/></text:p>
      <text:p text:style-name="P5"><text:span text:style-name="T1">Walk List</text:span></text:p>
      <text:p text:style-name="P5"><text:span text:style-name="T1"/></text:p>
      <text:p text:style-name="P1"><text:span text:style-name="T1">ConnectToDatabase();</text:span></text:p>
      <text:p text:style-name="P1"><text:span text:style-name="T1"/></text:p>
      <text:p text:style-name="P1"><text:span text:style-name="T1">GetWalkDetailInfo();</text:span></text:p>
      <text:p text:style-name="P1"><text:span text:style-name="T1"/></text:p>
      <text:p text:style-name="P1"><text:span text:style-name="T1">AppendToDatabase();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5"><text:span text:style-name="T1">Walk Details</text:span></text:p>
      <text:p text:style-name="P1"><text:span text:style-name="T1"/></text:p>
      <text:p text:style-name="P1"><text:span text:style-name="T1">ConnectToDatabase();</text:span></text:p>
      <text:p text:style-name="P1"><text:span text:style-name="T1"/></text:p>
      <text:p text:style-name="P1"><text:span text:style-name="T1">GetWalkDetailInfo();</text:span></text:p>
      <text:p text:style-name="P1"><text:span text:style-name="T1"/></text:p>
      <text:p text:style-name="P1"><text:span text:style-name="T1">GetShortDescription();</text:span></text:p>
      <text:p text:style-name="P1"><text:span text:style-name="T1">DeletWalk();</text:span></text:p>
      <text:p text:style-name="P1"><text:span text:style-name="T1">FindImage(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S</meta:editing-duration>
    <meta:editing-cycles>3</meta:editing-cycles>
    <meta:generator>OpenOffice/4.0.1$Win32 OpenOffice.org_project/401m5$Build-9714</meta:generator>
    <dc:date>2013-12-05T22:24:58.85</dc:date>
    <meta:document-statistic meta:table-count="0" meta:image-count="0" meta:object-count="0" meta:page-count="3" meta:paragraph-count="62" meta:word-count="404" meta:character-count="3144"/>
    <dc:creator>Mark Smith</dc:creator>
    <meta:user-defined meta:name="Info 1"/>
    <meta:user-defined meta:name="Info 2"/>
    <meta:user-defined meta:name="Info 3"/>
    <meta:user-defined meta:name="Info 4"/>
  </office:meta>
</office:document-meta>
</file>